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224.59pt"/>
    </style:style>
    <style:style style:name="co11" style:family="table-column">
      <style:table-column-properties fo:break-before="auto" style:column-width="49.75pt"/>
    </style:style>
    <style:style style:name="co12" style:family="table-column">
      <style:table-column-properties fo:break-before="auto" style:column-width="91.05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101.51pt"/>
    </style:style>
    <style:style style:name="co15" style:family="table-column">
      <style:table-column-properties fo:break-before="auto" style:column-width="105.36pt"/>
    </style:style>
    <style:style style:name="co16" style:family="table-column">
      <style:table-column-properties fo:break-before="auto" style:column-width="79.85pt"/>
    </style:style>
    <style:style style:name="co17" style:family="table-column">
      <style:table-column-properties fo:break-before="auto" style:column-width="85.29pt"/>
    </style:style>
    <style:style style:name="co18" style:family="table-column">
      <style:table-column-properties fo:break-before="auto" style:column-width="74.1pt"/>
    </style:style>
    <style:style style:name="co19" style:family="table-column">
      <style:table-column-properties fo:break-before="auto" style:column-width="7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3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table:style-name="ce2"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table:style-name="ce2" office:value-type="string" calcext:value-type="string">
            <text:p>Slate 2</text:p>
          </table:table-cell>
          <table:table-cell table:style-name="ce3" office:value-type="string" calcext:value-type="string">
            <text:p>C</text:p>
          </table:table-cell>
          <table:table-cell table:style-name="ce1" office:value-type="float" office:value="0.237744257182857" calcext:value-type="float">
            <text:p>0.237744257182857</text:p>
          </table:table-cell>
          <table:table-cell office:value-type="string" calcext:value-type="string">
            <text:p>G</text:p>
          </table:table-cell>
          <table:table-cell table:style-name="ce12" office:value-type="float" office:value="0.793645910188132" calcext:value-type="float">
            <text:p>0.793645910188132</text:p>
          </table:table-cell>
        </table:table-row>
        <table:table-row table:style-name="ro1">
          <table:table-cell table:style-name="ce2"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39553707492542" calcext:value-type="float">
            <text:p>0.39553707492542</text:p>
          </table:table-cell>
          <table:table-cell table:style-name="ce6" office:value-type="string" calcext:value-type="string">
            <text:p>G</text:p>
          </table:table-cell>
          <table:table-cell table:style-name="Default" office:value-type="float" office:value="0.335050816371794" calcext:value-type="float">
            <text:p>0.335050816371794</text:p>
          </table:table-cell>
        </table:table-row>
        <table:table-row table:style-name="ro1">
          <table:table-cell table:style-name="ce2" office:value-type="string" calcext:value-type="string">
            <text:p>Slate 4</text:p>
          </table:table-cell>
          <table:table-cell table:style-name="ce3"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office:value-type="string" calcext:value-type="string">
            <text:p>T</text:p>
          </table:table-cell>
          <table:table-cell office:value-type="float" office:value="0.661404103983051" calcext:value-type="float">
            <text:p>0.661404103983051</text:p>
          </table:table-cell>
        </table:table-row>
        <table:table-row table:style-name="ro1">
          <table:table-cell table:style-name="ce2" office:value-type="string" calcext:value-type="string">
            <text:p>Slate 5</text:p>
          </table:table-cell>
          <table:table-cell table:style-name="ce3"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office:value-type="string" calcext:value-type="string">
            <text:p>T</text:p>
          </table:table-cell>
          <table:table-cell office:value-type="float" office:value="0.480717900561954" calcext:value-type="float">
            <text:p>0.480717900561954</text:p>
          </table:table-cell>
        </table:table-row>
        <table:table-row table:style-name="ro1">
          <table:table-cell table:style-name="ce2" office:value-type="string" calcext:value-type="string">
            <text:p>Slate 6</text:p>
          </table:table-cell>
          <table:table-cell table:style-name="ce3" office:value-type="string" calcext:value-type="string">
            <text:p>F</text:p>
          </table:table-cell>
          <table:table-cell office:value-type="float" office:value="0.00053664160749087" calcext:value-type="float">
            <text:p>0.000536641607491</text:p>
          </table:table-cell>
          <table:table-cell office:value-type="string" calcext:value-type="string">
            <text:p>AD</text:p>
          </table:table-cell>
          <table:table-cell office:value-type="float" office:value="0.000369685420688862" calcext:value-type="float">
            <text:p>0.000369685420689</text:p>
          </table:table-cell>
        </table:table-row>
        <table:table-row table:style-name="ro1">
          <table:table-cell table:style-name="ce2" office:value-type="string" calcext:value-type="string">
            <text:p>Slate 7</text:p>
          </table:table-cell>
          <table:table-cell table:style-name="ce3" office:value-type="string" calcext:value-type="string">
            <text:p>F</text:p>
          </table:table-cell>
          <table:table-cell office:value-type="float" office:value="0.483451392168658" calcext:value-type="float">
            <text:p>0.483451392168658</text:p>
          </table:table-cell>
          <table:table-cell office:value-type="string" calcext:value-type="string">
            <text:p>G</text:p>
          </table:table-cell>
          <table:table-cell office:value-type="float" office:value="0.975703452085463" calcext:value-type="float">
            <text:p>0.975703452085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7" office:value-type="string" calcext:value-type="string">
            <text:p>G</text:p>
          </table:table-cell>
          <table:table-cell table:style-name="Default" office:value-type="float" office:value="0.000576989162558069" calcext:value-type="float">
            <text:p>0.0005769891625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float" office:value="0.972625198916584" calcext:value-type="float">
            <text:p>0.972625198916584</text:p>
          </table:table-cell>
        </table:table-row>
        <table:table-row table:style-name="ro1">
          <table:table-cell table:style-name="ce1" office:value-type="string" calcext:value-type="string">
            <text:p>Slate 10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0.000393834247208562" calcext:value-type="float">
            <text:p>0.000393834247209</text:p>
          </table:table-cell>
          <table:table-cell table:style-name="ce12" office:value-type="string" calcext:value-type="string">
            <text:p>AD</text:p>
          </table:table-cell>
          <table:table-cell table:style-name="ce12" office:value-type="float" office:value="0.000382187524034331" calcext:value-type="float">
            <text:p>0.000382187524034</text:p>
          </table:table-cell>
        </table:table-row>
        <table:table-row table:style-name="ro1"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2719448827825" calcext:value-type="float">
            <text:p>0.322719448827825</text:p>
          </table:table-cell>
          <table:table-cell table:style-name="ce13" office:value-type="string" calcext:value-type="string">
            <text:p>T</text:p>
          </table:table-cell>
          <table:table-cell office:value-type="float" office:value="0.633903961310379" calcext:value-type="float">
            <text:p>0.633903961310379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356147698420706" calcext:value-type="float">
            <text:p>0.356147698420706</text:p>
          </table:table-cell>
          <table:table-cell table:style-name="ce13" office:value-type="string" calcext:value-type="string">
            <text:p>G</text:p>
          </table:table-cell>
          <table:table-cell office:value-type="float" office:value="0.589033326842553" calcext:value-type="float">
            <text:p>0.589033326842553</text:p>
          </table:table-cell>
        </table:table-row>
        <table:table-row table:style-name="ro1">
          <table:table-cell office:value-type="string" calcext:value-type="string">
            <text:p>Slate 13</text:p>
          </table:table-cell>
          <table:table-cell office:value-type="string" calcext:value-type="string">
            <text:p>C</text:p>
          </table:table-cell>
          <table:table-cell office:value-type="float" office:value="0.389638831129428" calcext:value-type="float">
            <text:p>0.389638831129428</text:p>
          </table:table-cell>
          <table:table-cell table:style-name="ce13" office:value-type="string" calcext:value-type="string">
            <text:p>AD</text:p>
          </table:table-cell>
          <table:table-cell office:value-type="float" office:value="0.666239163795866" calcext:value-type="float">
            <text:p>0.666239163795866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string" calcext:value-type="string">
            <text:p>F</text:p>
          </table:table-cell>
          <table:table-cell office:value-type="float" office:value="0.269826374720373" calcext:value-type="float">
            <text:p>0.26982637472037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float" office:value="0.475882454973459" calcext:value-type="float">
            <text:p>0.475882454973459</text:p>
          </table:table-cell>
        </table:table-row>
        <table:table-row table:style-name="ro1">
          <table:table-cell office:value-type="string" calcext:value-type="string">
            <text:p>Slate 15 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0.00026686302272794" calcext:value-type="float">
            <text:p>0.000266863022728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float" office:value="0.00030377073562704" calcext:value-type="float">
            <text:p>0.000303770735627</text:p>
          </table:table-cell>
        </table:table-row>
        <table:table-row table:style-name="ro1">
          <table:table-cell office:value-type="string" calcext:value-type="string">
            <text:p>Slate 16</text:p>
          </table:table-cell>
          <table:table-cell office:value-type="string" calcext:value-type="string">
            <text:p>C</text:p>
          </table:table-cell>
          <table:table-cell office:value-type="float" office:value="0.321498598425762" calcext:value-type="float">
            <text:p>0.321498598425762</text:p>
          </table:table-cell>
          <table:table-cell table:style-name="ce13" office:value-type="string" calcext:value-type="string">
            <text:p>AD</text:p>
          </table:table-cell>
          <table:table-cell office:value-type="float" office:value="0.601772873922718" calcext:value-type="float">
            <text:p>0.601772873922718</text:p>
          </table:table-cell>
        </table:table-row>
        <table:table-row table:style-name="ro1">
          <table:table-cell office:value-type="string" calcext:value-type="string">
            <text:p>Slate 17</text:p>
          </table:table-cell>
          <table:table-cell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401791524685298" calcext:value-type="float">
            <text:p>0.000401791524685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float" office:value="0.953086184422498" calcext:value-type="float">
            <text:p>0.953086184422498</text:p>
          </table:table-cell>
        </table:table-row>
      </table:table>
      <table:table table:name="min_best_weighted" table:style-name="ta1">
        <table:table-column table:style-name="co7" table:default-cell-style-name="ce2"/>
        <table:table-column table:style-name="co2" table:default-cell-style-name="ce1"/>
        <table:table-column table:style-name="co8" table:default-cell-style-name="ce1"/>
        <table:table-column table:style-name="co2" table:default-cell-style-name="ce12"/>
        <table:table-column table:style-name="co9" table:default-cell-style-name="ce12"/>
        <table:table-column table:style-name="co2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/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 table:style-name="ce7"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office:value-type="float" office:value="0.358870214591889" calcext:value-type="float">
            <text:p>0.358870214591889</text:p>
          </table:table-cell>
          <table:table-cell table:style-name="ce10" office:value-type="string" calcext:value-type="string">
            <text:p>G</text:p>
          </table:table-cell>
          <table:table-cell office:value-type="float" office:value="0.920148080117583" calcext:value-type="float">
            <text:p>0.920148080117583</text:p>
          </table:table-cell>
          <table:table-cell table:style-name="ce7"/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0.448965971411314" calcext:value-type="float">
            <text:p>0.448965971411314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437491439455381" calcext:value-type="float">
            <text:p>0.437491439455381</text:p>
          </table:table-cell>
          <table:table-cell table:style-name="ce7"/>
        </table:table-row>
        <table:table-row table:style-name="ro1">
          <table:table-cell office:value-type="string" calcext:value-type="string">
            <text:p>Slate 4</text:p>
          </table:table-cell>
          <table:table-cell table:style-name="ce6"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table:style-name="ce10"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 table:style-name="ce7"/>
        </table:table-row>
        <table:table-row table:style-name="ro1">
          <table:table-cell office:value-type="string" calcext:value-type="string">
            <text:p>Slate 5</text:p>
          </table:table-cell>
          <table:table-cell table:style-name="ce6"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table:style-name="ce10" office:value-type="string" calcext:value-type="string">
            <text:p>A</text:p>
          </table:table-cell>
          <table:table-cell office:value-type="float" office:value="0.52639165653396" calcext:value-type="float">
            <text:p>0.52639165653396</text:p>
          </table:table-cell>
          <table:table-cell table:style-name="ce7"/>
        </table:table-row>
        <table:table-row table:style-name="ro1">
          <table:table-cell office:value-type="string" calcext:value-type="string">
            <text:p>Slate 6</text:p>
          </table:table-cell>
          <table:table-cell table:style-name="ce6" office:value-type="string" calcext:value-type="string">
            <text:p>F</text:p>
          </table:table-cell>
          <table:table-cell office:value-type="float" office:value="0.000512918618579324" calcext:value-type="float">
            <text:p>0.000512918618579</text:p>
          </table:table-cell>
          <table:table-cell table:style-name="ce10" office:value-type="string" calcext:value-type="string">
            <text:p>AD</text:p>
          </table:table-cell>
          <table:table-cell office:value-type="float" office:value="0.000300807878375053" calcext:value-type="float">
            <text:p>0.000300807878375</text:p>
          </table:table-cell>
          <table:table-cell table:style-name="ce7"/>
        </table:table-row>
        <table:table-row table:style-name="ro1">
          <table:table-cell office:value-type="string" calcext:value-type="string">
            <text:p>Slate 7 </text:p>
          </table:table-cell>
          <table:table-cell table:style-name="ce6" office:value-type="string" calcext:value-type="string">
            <text:p>F</text:p>
          </table:table-cell>
          <table:table-cell office:value-type="float" office:value="0.488764045628585" calcext:value-type="float">
            <text:p>0.488764045628585</text:p>
          </table:table-cell>
          <table:table-cell table:style-name="ce10" office:value-type="string" calcext:value-type="string">
            <text:p>G</text:p>
          </table:table-cell>
          <table:table-cell office:value-type="float" office:value="0.97752809125717" calcext:value-type="float">
            <text:p>0.97752809125717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Slate 8</text:p>
          </table:table-cell>
          <table:table-cell table:style-name="ce14" table:number-columns-repeated="2"/>
          <table:table-cell table:style-name="ce1" office:value-type="string" calcext:value-type="string">
            <text:p>G</text:p>
          </table:table-cell>
          <table:table-cell table:style-name="ce1" office:value-type="float" office:value="0.000522462592925876" calcext:value-type="float">
            <text:p>0.000522462592926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Slate 9</text:p>
          </table:table-cell>
          <table:table-cell table:style-name="ce14" table:number-columns-repeated="2"/>
          <table:table-cell table:style-name="ce14" office:value-type="string" calcext:value-type="string">
            <text:p>T</text:p>
          </table:table-cell>
          <table:table-cell table:style-name="ce1" office:value-type="float" office:value="0.97752809125717" calcext:value-type="float">
            <text:p>0.97752809125717</text:p>
          </table:table-cell>
          <table:table-cell table:style-name="ce7"/>
        </table:table-row>
        <table:table-row table:style-name="ro1"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80262890151547" calcext:value-type="float">
            <text:p>0.000380262890152</text:p>
          </table:table-cell>
          <table:table-cell office:value-type="string" calcext:value-type="string">
            <text:p>AD</text:p>
          </table:table-cell>
          <table:table-cell office:value-type="float" office:value="0.000249080534558743" calcext:value-type="float">
            <text:p>0.000249080534559</text:p>
          </table:table-cell>
          <table:table-cell/>
        </table:table-row>
        <table:table-row table:style-name="ro1"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5301209618335" calcext:value-type="float">
            <text:p>0.325301209618335</text:p>
          </table:table-cell>
          <table:table-cell office:value-type="string" calcext:value-type="string">
            <text:p>G</text:p>
          </table:table-cell>
          <table:table-cell office:value-type="float" office:value="0.983725128157937" calcext:value-type="float">
            <text:p>0.983725128157937</text:p>
          </table:table-cell>
          <table:table-cell/>
        </table:table-row>
        <table:table-row table:style-name="ro1"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605803444704417" calcext:value-type="float">
            <text:p>0.605803444704417</text:p>
          </table:table-cell>
          <table:table-cell office:value-type="string" calcext:value-type="string">
            <text:p>A</text:p>
          </table:table-cell>
          <table:table-cell office:value-type="float" office:value="0.76652760596913" calcext:value-type="float">
            <text:p>0.76652760596913</text:p>
          </table:table-cell>
          <table:table-cell/>
        </table:table-row>
        <table:table-row table:style-name="ro1">
          <table:table-cell office:value-type="string" calcext:value-type="string">
            <text:p>Slate 13</text:p>
          </table:table-cell>
          <table:table-cell office:value-type="string" calcext:value-type="string">
            <text:p>F</text:p>
          </table:table-cell>
          <table:table-cell office:value-type="float" office:value="0.426935615277024" calcext:value-type="float">
            <text:p>0.426935615277024</text:p>
          </table:table-cell>
          <table:table-cell office:value-type="string" calcext:value-type="string">
            <text:p>AD</text:p>
          </table:table-cell>
          <table:table-cell office:value-type="float" office:value="0.723838658572623" calcext:value-type="float">
            <text:p>0.723838658572623</text:p>
          </table:table-cell>
          <table:table-cell/>
        </table:table-row>
        <table:table-row table:style-name="ro1">
          <table:table-cell office:value-type="string" calcext:value-type="string">
            <text:p>Slate 14</text:p>
          </table:table-cell>
          <table:table-cell office:value-type="string" calcext:value-type="string">
            <text:p>F</text:p>
          </table:table-cell>
          <table:table-cell office:value-type="float" office:value="0.403922955529415" calcext:value-type="float">
            <text:p>0.403922955529415</text:p>
          </table:table-cell>
          <table:table-cell office:value-type="string" calcext:value-type="string">
            <text:p>T</text:p>
          </table:table-cell>
          <table:table-cell office:value-type="float" office:value="0.551382346773319" calcext:value-type="float">
            <text:p>0.551382346773319</text:p>
          </table:table-cell>
          <table:table-cell/>
        </table:table-row>
        <table:table-row table:style-name="ro1">
          <table:table-cell office:value-type="string" calcext:value-type="string">
            <text:p>Slate 15 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0.00024712441686111" calcext:value-type="float">
            <text:p>0.00024712441686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0.00024967294302769" calcext:value-type="float">
            <text:p>0.000249672943028</text:p>
          </table:table-cell>
          <table:table-cell/>
        </table:table-row>
        <table:table-row table:style-name="ro1">
          <table:table-cell office:value-type="string" calcext:value-type="string">
            <text:p>Slate 16</text:p>
          </table:table-cell>
          <table:table-cell office:value-type="string" calcext:value-type="string">
            <text:p>C</text:p>
          </table:table-cell>
          <table:table-cell office:value-type="float" office:value="0.482352942628432" calcext:value-type="float">
            <text:p>0.482352942628432</text:p>
          </table:table-cell>
          <table:table-cell office:value-type="string" calcext:value-type="string">
            <text:p>AD</text:p>
          </table:table-cell>
          <table:table-cell office:value-type="float" office:value="0.937142853522787" calcext:value-type="float">
            <text:p>0.937142853522787</text:p>
          </table:table-cell>
          <table:table-cell/>
        </table:table-row>
        <table:table-row table:style-name="ro1">
          <table:table-cell table:style-name="ce1" office:value-type="string" calcext:value-type="string">
            <text:p>Slate 17</text:p>
          </table:table-cell>
          <table:table-cell table:number-columns-repeated="2"/>
          <table:table-cell table:style-name="ce1" office:value-type="string" calcext:value-type="string">
            <text:p>G</text:p>
          </table:table-cell>
          <table:table-cell table:style-name="ce1" office:value-type="float" office:value="0.000249486503889784" calcext:value-type="float">
            <text:p>0.00024948650389</text:p>
          </table:table-cell>
          <table:table-cell/>
        </table:table-row>
        <table:table-row table:style-name="ro1">
          <table:table-cell table:style-name="ce1" office:value-type="string" calcext:value-type="string">
            <text:p>Slate 18 </text:p>
          </table:table-cell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float" office:value="0.970414195373435" calcext:value-type="float">
            <text:p>0.970414195373435</text:p>
          </table:table-cell>
          <table:table-cell/>
        </table:table-row>
      </table:table>
      <table:table table:name="compare_retrain_means" table:style-name="ta1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table table:name="compare_retrain_models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easier" table:style-name="ta1">
        <table:table-column table:style-name="co2" table:default-cell-style-name="ce2"/>
        <table:table-column table:style-name="co2" table:default-cell-style-name="ce1"/>
        <table:table-column table:style-name="co14" table:default-cell-style-name="ce1"/>
        <table:table-column table:style-name="co2" table:default-cell-style-name="ce12"/>
        <table:table-column table:style-name="co15" table:default-cell-style-name="ce12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ce1"/>
        <table:table-column table:style-name="co16" table:default-cell-style-name="ce1"/>
        <table:table-column table:style-name="co2" table:default-cell-style-name="ce12"/>
        <table:table-column table:style-name="co17" table:default-cell-style-name="ce1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table:style-name="ce3" office:value-type="string" calcext:value-type="string">
            <text:p>C</text:p>
          </table:table-cell>
          <table:table-cell office:value-type="float" office:value="0.237744257182857" calcext:value-type="float">
            <text:p>0.237744257182857</text:p>
          </table:table-cell>
          <table:table-cell table:style-name="ce10" office:value-type="string" calcext:value-type="string">
            <text:p>G</text:p>
          </table:table-cell>
          <table:table-cell office:value-type="float" office:value="0.793645910188132" calcext:value-type="float">
            <text:p>0.793645910188132</text:p>
          </table:table-cell>
          <table:table-cell table:number-columns-repeated="2"/>
          <table:table-cell office:value-type="string" calcext:value-type="string">
            <text:p>Slate 2</text:p>
          </table:table-cell>
          <table:table-cell table:style-name="ce3" office:value-type="string" calcext:value-type="string">
            <text:p>C</text:p>
          </table:table-cell>
          <table:table-cell office:value-type="float" office:value="0.237744257182857" calcext:value-type="float">
            <text:p>0.237744257182857</text:p>
          </table:table-cell>
          <table:table-cell table:style-name="ce10" office:value-type="string" calcext:value-type="string">
            <text:p>G</text:p>
          </table:table-cell>
          <table:table-cell office:value-type="float" office:value="0.793645910188132" calcext:value-type="float">
            <text:p>0.79364591018813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0.39553707492542" calcext:value-type="float">
            <text:p>0.39553707492542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335050816371794" calcext:value-type="float">
            <text:p>0.335050816371794</text:p>
          </table:table-cell>
          <table:table-cell table:number-columns-repeated="2"/>
          <table:table-cell office:value-type="string" calcext:value-type="string">
            <text:p>Slate 4</text:p>
          </table:table-cell>
          <table:table-cell table:style-name="ce3"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table:style-name="ce10" office:value-type="string" calcext:value-type="string">
            <text:p>T</text:p>
          </table:table-cell>
          <table:table-cell office:value-type="float" office:value="0.661404103983051" calcext:value-type="float">
            <text:p>0.661404103983051</text:p>
          </table:table-cell>
          <table:table-cell office:value-type="string" calcext:value-type="string">
            <text:p>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table:style-name="ce3"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table:style-name="ce10" office:value-type="string" calcext:value-type="string">
            <text:p>T</text:p>
          </table:table-cell>
          <table:table-cell office:value-type="float" office:value="0.661404103983051" calcext:value-type="float">
            <text:p>0.661404103983051</text:p>
          </table:table-cell>
          <table:table-cell table:number-columns-repeated="2"/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93834247208562" calcext:value-type="float">
            <text:p>0.000393834247209</text:p>
          </table:table-cell>
          <table:table-cell office:value-type="string" calcext:value-type="string">
            <text:p>AD</text:p>
          </table:table-cell>
          <table:table-cell office:value-type="float" office:value="0.000382187524034331" calcext:value-type="float">
            <text:p>0.000382187524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5</text:p>
          </table:table-cell>
          <table:table-cell table:style-name="ce3"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table:style-name="ce10" office:value-type="string" calcext:value-type="string">
            <text:p>T</text:p>
          </table:table-cell>
          <table:table-cell office:value-type="float" office:value="0.480717900561954" calcext:value-type="float">
            <text:p>0.480717900561954</text:p>
          </table:table-cell>
          <table:table-cell table:number-columns-repeated="2"/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2719448827825" calcext:value-type="float">
            <text:p>0.322719448827825</text:p>
          </table:table-cell>
          <table:table-cell office:value-type="string" calcext:value-type="string">
            <text:p>T</text:p>
          </table:table-cell>
          <table:table-cell office:value-type="float" office:value="0.633903961310379" calcext:value-type="float">
            <text:p>0.633903961310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93834247208562" calcext:value-type="float">
            <text:p>0.000393834247209</text:p>
          </table:table-cell>
          <table:table-cell office:value-type="string" calcext:value-type="string">
            <text:p>AD</text:p>
          </table:table-cell>
          <table:table-cell office:value-type="float" office:value="0.000382187524034331" calcext:value-type="float">
            <text:p>0.000382187524034</text:p>
          </table:table-cell>
          <table:table-cell table:number-columns-repeated="2"/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356147698420706" calcext:value-type="float">
            <text:p>0.356147698420706</text:p>
          </table:table-cell>
          <table:table-cell office:value-type="string" calcext:value-type="string">
            <text:p>G</text:p>
          </table:table-cell>
          <table:table-cell office:value-type="float" office:value="0.589033326842553" calcext:value-type="float">
            <text:p>0.589033326842553</text:p>
          </table:table-cell>
          <table:table-cell table:formula="of:=MIN([.L3];[.L5])" office:value-type="float" office:value="0.000382187524034331" calcext:value-type="float">
            <text:p>0.000382187524034</text:p>
          </table:table-cell>
          <table:table-cell/>
        </table:table-row>
        <table:table-row table:style-name="ro1"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2719448827825" calcext:value-type="float">
            <text:p>0.322719448827825</text:p>
          </table:table-cell>
          <table:table-cell office:value-type="string" calcext:value-type="string">
            <text:p>T</text:p>
          </table:table-cell>
          <table:table-cell office:value-type="float" office:value="0.633903961310379" calcext:value-type="float">
            <text:p>0.633903961310379</text:p>
          </table:table-cell>
          <table:table-cell table:number-columns-repeated="2"/>
          <table:table-cell office:value-type="string" calcext:value-type="string">
            <text:p>Slate 13</text:p>
          </table:table-cell>
          <table:table-cell office:value-type="string" calcext:value-type="string">
            <text:p>C</text:p>
          </table:table-cell>
          <table:table-cell office:value-type="float" office:value="0.389638831129428" calcext:value-type="float">
            <text:p>0.389638831129428</text:p>
          </table:table-cell>
          <table:table-cell office:value-type="string" calcext:value-type="string">
            <text:p>AD</text:p>
          </table:table-cell>
          <table:table-cell office:value-type="float" office:value="0.666239163795866" calcext:value-type="float">
            <text:p>0.666239163795866</text:p>
          </table:table-cell>
          <table:table-cell table:formula="of:=MAX([.L8];[.L7];[.L6];[.L4];[.L3])" office:value-type="float" office:value="0.793645910188132" calcext:value-type="float">
            <text:p>0.793645910188132</text:p>
          </table:table-cell>
          <table:table-cell/>
        </table:table-row>
        <table:table-row table:style-name="ro1"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356147698420706" calcext:value-type="float">
            <text:p>0.356147698420706</text:p>
          </table:table-cell>
          <table:table-cell office:value-type="string" calcext:value-type="string">
            <text:p>G</text:p>
          </table:table-cell>
          <table:table-cell office:value-type="float" office:value="0.589033326842553" calcext:value-type="float">
            <text:p>0.58903332684255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3</text:p>
          </table:table-cell>
          <table:table-cell office:value-type="string" calcext:value-type="string">
            <text:p>C</text:p>
          </table:table-cell>
          <table:table-cell office:value-type="float" office:value="0.389638831129428" calcext:value-type="float">
            <text:p>0.389638831129428</text:p>
          </table:table-cell>
          <table:table-cell office:value-type="string" calcext:value-type="string">
            <text:p>AD</text:p>
          </table:table-cell>
          <table:table-cell office:value-type="float" office:value="0.666239163795866" calcext:value-type="float">
            <text:p>0.66623916379586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4</text:p>
          </table:table-cell>
          <table:table-cell office:value-type="string" calcext:value-type="string">
            <text:p>F</text:p>
          </table:table-cell>
          <table:table-cell office:value-type="float" office:value="0.269826374720373" calcext:value-type="float">
            <text:p>0.269826374720373</text:p>
          </table:table-cell>
          <table:table-cell office:value-type="string" calcext:value-type="string">
            <text:p>A</text:p>
          </table:table-cell>
          <table:table-cell office:value-type="float" office:value="0.475882454973459" calcext:value-type="float">
            <text:p>0.475882454973459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office:value-type="float" office:value="0.358870214591889" calcext:value-type="float">
            <text:p>0.358870214591889</text:p>
          </table:table-cell>
          <table:table-cell table:style-name="ce10" office:value-type="string" calcext:value-type="string">
            <text:p>G</text:p>
          </table:table-cell>
          <table:table-cell office:value-type="float" office:value="0.920148080117583" calcext:value-type="float">
            <text:p>0.920148080117583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Slate 4</text:p>
          </table:table-cell>
          <table:table-cell table:style-name="ce6"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table:style-name="ce10"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 table:number-columns-repeated="2"/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80262890151547" calcext:value-type="float">
            <text:p>0.000380262890152</text:p>
          </table:table-cell>
          <table:table-cell office:value-type="string" calcext:value-type="string">
            <text:p>AD</text:p>
          </table:table-cell>
          <table:table-cell office:value-type="float" office:value="0.000249080534558743" calcext:value-type="float">
            <text:p>0.000249080534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office:value-type="float" office:value="0.358870214591889" calcext:value-type="float">
            <text:p>0.358870214591889</text:p>
          </table:table-cell>
          <table:table-cell table:style-name="ce10" office:value-type="string" calcext:value-type="string">
            <text:p>G</text:p>
          </table:table-cell>
          <table:table-cell office:value-type="float" office:value="0.920148080117583" calcext:value-type="float">
            <text:p>0.920148080117583</text:p>
          </table:table-cell>
          <table:table-cell table:number-columns-repeated="2"/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5301209618335" calcext:value-type="float">
            <text:p>0.325301209618335</text:p>
          </table:table-cell>
          <table:table-cell office:value-type="string" calcext:value-type="string">
            <text:p>G</text:p>
          </table:table-cell>
          <table:table-cell office:value-type="float" office:value="0.983725128157937" calcext:value-type="float">
            <text:p>0.983725128157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float" office:value="0.448965971411314" calcext:value-type="float">
            <text:p>0.448965971411314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437491439455381" calcext:value-type="float">
            <text:p>0.437491439455381</text:p>
          </table:table-cell>
          <table:table-cell table:number-columns-repeated="2"/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605803444704417" calcext:value-type="float">
            <text:p>0.605803444704417</text:p>
          </table:table-cell>
          <table:table-cell office:value-type="string" calcext:value-type="string">
            <text:p>A</text:p>
          </table:table-cell>
          <table:table-cell office:value-type="float" office:value="0.76652760596913" calcext:value-type="float">
            <text:p>0.76652760596913</text:p>
          </table:table-cell>
          <table:table-cell table:formula="of:=MIN([.L12];[.L15])" office:value-type="float" office:value="0.000249080534558743" calcext:value-type="float">
            <text:p>0.000249080534559</text:p>
          </table:table-cell>
          <table:table-cell/>
        </table:table-row>
        <table:table-row table:style-name="ro1">
          <table:table-cell office:value-type="string" calcext:value-type="string">
            <text:p>Slate 4</text:p>
          </table:table-cell>
          <table:table-cell table:style-name="ce6"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table:style-name="ce10"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 table:number-columns-repeated="2"/>
          <table:table-cell office:value-type="string" calcext:value-type="string">
            <text:p>Slate 13</text:p>
          </table:table-cell>
          <table:table-cell office:value-type="string" calcext:value-type="string">
            <text:p>F</text:p>
          </table:table-cell>
          <table:table-cell office:value-type="float" office:value="0.426935615277024" calcext:value-type="float">
            <text:p>0.426935615277024</text:p>
          </table:table-cell>
          <table:table-cell office:value-type="string" calcext:value-type="string">
            <text:p>AD</text:p>
          </table:table-cell>
          <table:table-cell office:value-type="float" office:value="0.723838658572623" calcext:value-type="float">
            <text:p>0.723838658572623</text:p>
          </table:table-cell>
          <table:table-cell table:formula="of:=MAX([.L14];[.L16];[.L17];[.L18];[.L13])" office:value-type="float" office:value="0.983725128157937" calcext:value-type="float">
            <text:p>0.983725128157937</text:p>
          </table:table-cell>
          <table:table-cell/>
        </table:table-row>
        <table:table-row table:style-name="ro1">
          <table:table-cell office:value-type="string" calcext:value-type="string">
            <text:p>Slate 5</text:p>
          </table:table-cell>
          <table:table-cell table:style-name="ce6"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table:style-name="ce10" office:value-type="string" calcext:value-type="string">
            <text:p>A</text:p>
          </table:table-cell>
          <table:table-cell office:value-type="float" office:value="0.52639165653396" calcext:value-type="float">
            <text:p>0.52639165653396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0</text:p>
          </table:table-cell>
          <table:table-cell office:value-type="string" calcext:value-type="string">
            <text:p>F</text:p>
          </table:table-cell>
          <table:table-cell office:value-type="float" office:value="0.000380262890151547" calcext:value-type="float">
            <text:p>0.000380262890152</text:p>
          </table:table-cell>
          <table:table-cell office:value-type="string" calcext:value-type="string">
            <text:p>AD</text:p>
          </table:table-cell>
          <table:table-cell office:value-type="float" office:value="0.000249080534558743" calcext:value-type="float">
            <text:p>0.00024908053455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1</text:p>
          </table:table-cell>
          <table:table-cell office:value-type="string" calcext:value-type="string">
            <text:p>F</text:p>
          </table:table-cell>
          <table:table-cell office:value-type="float" office:value="0.325301209618335" calcext:value-type="float">
            <text:p>0.325301209618335</text:p>
          </table:table-cell>
          <table:table-cell office:value-type="string" calcext:value-type="string">
            <text:p>G</text:p>
          </table:table-cell>
          <table:table-cell office:value-type="float" office:value="0.983725128157937" calcext:value-type="float">
            <text:p>0.983725128157937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2</text:p>
          </table:table-cell>
          <table:table-cell office:value-type="string" calcext:value-type="string">
            <text:p>F</text:p>
          </table:table-cell>
          <table:table-cell office:value-type="float" office:value="0.605803444704417" calcext:value-type="float">
            <text:p>0.605803444704417</text:p>
          </table:table-cell>
          <table:table-cell office:value-type="string" calcext:value-type="string">
            <text:p>A</text:p>
          </table:table-cell>
          <table:table-cell office:value-type="float" office:value="0.76652760596913" calcext:value-type="float">
            <text:p>0.7665276059691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3</text:p>
          </table:table-cell>
          <table:table-cell office:value-type="string" calcext:value-type="string">
            <text:p>F</text:p>
          </table:table-cell>
          <table:table-cell office:value-type="float" office:value="0.426935615277024" calcext:value-type="float">
            <text:p>0.426935615277024</text:p>
          </table:table-cell>
          <table:table-cell office:value-type="string" calcext:value-type="string">
            <text:p>AD</text:p>
          </table:table-cell>
          <table:table-cell office:value-type="float" office:value="0.723838658572623" calcext:value-type="float">
            <text:p>0.723838658572623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late 14</text:p>
          </table:table-cell>
          <table:table-cell office:value-type="string" calcext:value-type="string">
            <text:p>F</text:p>
          </table:table-cell>
          <table:table-cell office:value-type="float" office:value="0.403922955529415" calcext:value-type="float">
            <text:p>0.403922955529415</text:p>
          </table:table-cell>
          <table:table-cell office:value-type="string" calcext:value-type="string">
            <text:p>T</text:p>
          </table:table-cell>
          <table:table-cell office:value-type="float" office:value="0.551382346773319" calcext:value-type="float">
            <text:p>0.551382346773319</text:p>
          </table:table-cell>
          <table:table-cell table:number-columns-repeated="2"/>
          <table:table-cell table:style-name="Default" table:number-columns-repeated="5"/>
          <table:table-cell table:number-columns-repeated="2"/>
        </table:table-row>
      </table:table>
      <table:table table:name="best_nodes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D</text:p>
          </table:table-cell>
          <table:table-cell/>
          <table:table-cell office:value-type="string" calcext:value-type="string">
            <text:p>Best Model Nodes </text:p>
          </table:table-cell>
        </table:table-row>
        <table:table-row table:style-name="ro1">
          <table:table-cell/>
          <table:table-cell office:value-type="string" calcext:value-type="string">
            <text:p>Slate 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te 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te 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te 1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te 11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te 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ate 1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</table:table>
      <table:table table:name="compare_nodes_depth" table:style-name="ta1">
        <table:table-column table:style-name="co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" table:default-cell-style-name="Default"/>
        <table:table-column table:style-name="co2" table:number-columns-repeated="4" table:default-cell-style-name="ce1"/>
        <table:table-row table:style-name="ro1" table:number-rows-repeated="4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late 1</text:p>
          </table:table-cell>
          <table:table-cell table:number-columns-repeated="4"/>
          <table:table-cell table:style-name="ce2" office:value-type="string" calcext:value-type="string">
            <text:p>Slate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536181769954662" calcext:value-type="float">
            <text:p>0.000536181769955</text:p>
          </table:table-cell>
          <table:table-cell office:value-type="float" office:value="0.000858288122496257" calcext:value-type="float">
            <text:p>0.000858288122496</text:p>
          </table:table-cell>
          <table:table-cell office:value-type="float" office:value="0.000695225899107754" calcext:value-type="float">
            <text:p>0.00069522589910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0754514127038419" calcext:value-type="float">
            <text:p>0.000754514127038</text:p>
          </table:table-cell>
          <table:table-cell office:value-type="float" office:value="0.000961528955182681" calcext:value-type="float">
            <text:p>0.000961528955183</text:p>
          </table:table-cell>
          <table:table-cell office:value-type="float" office:value="0.000964691687840968" calcext:value-type="float">
            <text:p>0.00096469168784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00376816790473337" calcext:value-type="float">
            <text:p>0.000376816790473</text:p>
          </table:table-cell>
          <table:table-cell office:value-type="float" office:value="0.000333747409361725" calcext:value-type="float">
            <text:p>0.000333747409362</text:p>
          </table:table-cell>
          <table:table-cell office:value-type="float" office:value="0.000300904241157696" calcext:value-type="float">
            <text:p>0.00030090424115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0443235907975274" calcext:value-type="float">
            <text:p>0.000443235907975</text:p>
          </table:table-cell>
          <table:table-cell office:value-type="float" office:value="0.000405588686893073" calcext:value-type="float">
            <text:p>0.000405588686893</text:p>
          </table:table-cell>
          <table:table-cell office:value-type="float" office:value="0.000397949930629693" calcext:value-type="float">
            <text:p>0.000397949930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0817094172816724" calcext:value-type="float">
            <text:p>0.000817094172817</text:p>
          </table:table-cell>
          <table:table-cell table:style-name="ce14" office:value-type="float" office:value="0.000451089581474662" calcext:value-type="float">
            <text:p>0.000451089581475</text:p>
          </table:table-cell>
          <table:table-cell office:value-type="float" office:value="0.000650996284093708" calcext:value-type="float">
            <text:p>0.00065099628409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00811232021078467" calcext:value-type="float">
            <text:p>0.000811232021078</text:p>
          </table:table-cell>
          <table:table-cell table:style-name="ce14" office:value-type="float" office:value="0.00033578637521714" calcext:value-type="float">
            <text:p>0.000335786375217</text:p>
          </table:table-cell>
          <table:table-cell office:value-type="float" office:value="0.000613618816714734" calcext:value-type="float">
            <text:p>0.00061361881671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0599585007876158" calcext:value-type="float">
            <text:p>0.000599585007876</text:p>
          </table:table-cell>
          <table:table-cell office:value-type="float" office:value="0.000365599378710613" calcext:value-type="float">
            <text:p>0.000365599378711</text:p>
          </table:table-cell>
          <table:table-cell office:value-type="float" office:value="0.000345618755090982" calcext:value-type="float">
            <text:p>0.000345618755091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000577332801185548" calcext:value-type="float">
            <text:p>0.000577332801186</text:p>
          </table:table-cell>
          <table:table-cell office:value-type="float" office:value="0.00037513131974265" calcext:value-type="float">
            <text:p>0.000375131319743</text:p>
          </table:table-cell>
          <table:table-cell office:value-type="float" office:value="0.000406529667088762" calcext:value-type="float">
            <text:p>0.000406529667089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00635952281299979" calcext:value-type="float">
            <text:p>0.0006359522813</text:p>
          </table:table-cell>
          <table:table-cell office:value-type="float" office:value="0.000375337287550792" calcext:value-type="float">
            <text:p>0.000375337287551</text:p>
          </table:table-cell>
          <table:table-cell office:value-type="float" office:value="0.00035765566281043" calcext:value-type="float">
            <text:p>0.0003576556628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000587076530791819" calcext:value-type="float">
            <text:p>0.000587076530792</text:p>
          </table:table-cell>
          <table:table-cell office:value-type="float" office:value="0.000364313978934661" calcext:value-type="float">
            <text:p>0.000364313978935</text:p>
          </table:table-cell>
          <table:table-cell office:value-type="float" office:value="0.000351795752067119" calcext:value-type="float">
            <text:p>0.000351795752067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000649864959996194" calcext:value-type="float">
            <text:p>0.000649864959996</text:p>
          </table:table-cell>
          <table:table-cell office:value-type="float" office:value="0.000364891020581126" calcext:value-type="float">
            <text:p>0.000364891020581</text:p>
          </table:table-cell>
          <table:table-cell office:value-type="float" office:value="0.000319324928568676" calcext:value-type="float">
            <text:p>0.000319324928569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0.000607184832915664" calcext:value-type="float">
            <text:p>0.000607184832916</text:p>
          </table:table-cell>
          <table:table-cell office:value-type="float" office:value="0.000290297204628587" calcext:value-type="float">
            <text:p>0.000290297204629</text:p>
          </table:table-cell>
          <table:table-cell office:value-type="float" office:value="0.000249080534558743" calcext:value-type="float">
            <text:p>0.000249080534559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late 2</text:p>
          </table:table-cell>
          <table:table-cell table:number-columns-repeated="4"/>
          <table:table-cell table:style-name="ce2" office:value-type="string" calcext:value-type="string">
            <text:p>Slate 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585092844247662" calcext:value-type="float">
            <text:p>0.058509284424766</text:p>
          </table:table-cell>
          <table:table-cell office:value-type="float" office:value="0.358870214591889" calcext:value-type="float">
            <text:p>0.358870214591889</text:p>
          </table:table-cell>
          <table:table-cell office:value-type="float" office:value="0.295853272531915" calcext:value-type="float">
            <text:p>0.29585327253191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240665163285874" calcext:value-type="float">
            <text:p>0.240665163285874</text:p>
          </table:table-cell>
          <table:table-cell office:value-type="float" office:value="0.320330967056118" calcext:value-type="float">
            <text:p>0.320330967056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498316516643057" calcext:value-type="float">
            <text:p>0.049831651664306</text:p>
          </table:table-cell>
          <table:table-cell office:value-type="float" office:value="0.270627058218831" calcext:value-type="float">
            <text:p>0.270627058218831</text:p>
          </table:table-cell>
          <table:table-cell office:value-type="float" office:value="0.224167274969513" calcext:value-type="float">
            <text:p>0.22416727496951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325301209618335" calcext:value-type="float">
            <text:p>0.325301209618335</text:p>
          </table:table-cell>
          <table:table-cell table:number-columns-repeated="2" office:value-type="float" office:value="0.321428568432571" calcext:value-type="float">
            <text:p>0.3214285684325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4" office:value-type="float" office:value="0.73635211764872" calcext:value-type="float">
            <text:p>0.73635211764872</text:p>
          </table:table-cell>
          <table:table-cell office:value-type="float" office:value="0.342519694520048" calcext:value-type="float">
            <text:p>0.342519694520048</text:p>
          </table:table-cell>
          <table:table-cell office:value-type="float" office:value="0.449426194617368" calcext:value-type="float">
            <text:p>0.449426194617368</text:p>
          </table:table-cell>
          <table:table-cell/>
          <table:table-cell office:value-type="string" calcext:value-type="string">
            <text:p>A</text:p>
          </table:table-cell>
          <table:table-cell table:style-name="ce14" office:value-type="float" office:value="0.567474049645404" calcext:value-type="float">
            <text:p>0.567474049645404</text:p>
          </table:table-cell>
          <table:table-cell table:style-name="ce14" office:value-type="float" office:value="0.502040815758039" calcext:value-type="float">
            <text:p>0.50204081575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4" office:value-type="float" office:value="0.920148080117583" calcext:value-type="float">
            <text:p>0.920148080117583</text:p>
          </table:table-cell>
          <table:table-cell office:value-type="float" office:value="0.837141492451813" calcext:value-type="float">
            <text:p>0.837141492451813</text:p>
          </table:table-cell>
          <table:table-cell office:value-type="float" office:value="0.623648157994998" calcext:value-type="float">
            <text:p>0.623648157994998</text:p>
          </table:table-cell>
          <table:table-cell/>
          <table:table-cell office:value-type="string" calcext:value-type="string">
            <text:p>G</text:p>
          </table:table-cell>
          <table:table-cell table:style-name="ce14" office:value-type="float" office:value="0.983725128157937" calcext:value-type="float">
            <text:p>0.983725128157937</text:p>
          </table:table-cell>
          <table:table-cell office:value-type="float" office:value="0.863157910428879" calcext:value-type="float">
            <text:p>0.86315791042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4" office:value-type="float" office:value="0.849730803324974" calcext:value-type="float">
            <text:p>0.849730803324974</text:p>
          </table:table-cell>
          <table:table-cell office:value-type="float" office:value="0.598496222234553" calcext:value-type="float">
            <text:p>0.598496222234553</text:p>
          </table:table-cell>
          <table:table-cell office:value-type="float" office:value="0.855971895003214" calcext:value-type="float">
            <text:p>0.855971895003214</text:p>
          </table:table-cell>
          <table:table-cell/>
          <table:table-cell office:value-type="string" calcext:value-type="string">
            <text:p>T</text:p>
          </table:table-cell>
          <table:table-cell table:style-name="ce14" office:value-type="float" office:value="0.931297688557702" calcext:value-type="float">
            <text:p>0.931297688557702</text:p>
          </table:table-cell>
          <table:table-cell office:value-type="float" office:value="0.970414195373435" calcext:value-type="float">
            <text:p>0.97041419537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339908952123182" calcext:value-type="float">
            <text:p>0.33990895212318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.815494402003496" calcext:value-type="float">
            <text:p>0.815494402003496</text:p>
          </table:table-cell>
          <table:table-cell/>
          <table:table-cell office:value-type="string" calcext:value-type="string">
            <text:p>AD</text:p>
          </table:table-cell>
          <table:table-cell table:style-name="ce14" office:value-type="float" office:value="0.983666075089024" calcext:value-type="float">
            <text:p>0.983666075089024</text:p>
          </table:table-cell>
          <table:table-cell office:value-type="float" office:value="0.775343846902046" calcext:value-type="float">
            <text:p>0.77534384690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late 4</text:p>
          </table:table-cell>
          <table:table-cell table:number-columns-repeated="4"/>
          <table:table-cell table:style-name="ce2" office:value-type="string" calcext:value-type="string">
            <text:p>Slate 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428092267098929" calcext:value-type="float">
            <text:p>0.428092267098929</text:p>
          </table:table-cell>
          <table:table-cell table:style-name="ce12" office:value-type="float" office:value="0.451604649282515" calcext:value-type="float">
            <text:p>0.451604649282515</text:p>
          </table:table-cell>
          <table:table-cell office:value-type="float" office:value="0.218715136918137" calcext:value-type="float">
            <text:p>0.21871513691813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405905399290004" calcext:value-type="float">
            <text:p>0.405905399290004</text:p>
          </table:table-cell>
          <table:table-cell office:value-type="float" office:value="0.383751612102396" calcext:value-type="float">
            <text:p>0.383751612102396</text:p>
          </table:table-cell>
          <table:table-cell office:value-type="float" office:value="0.379259481995885" calcext:value-type="float">
            <text:p>0.37925948199588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2" office:value-type="float" office:value="0.416750565000921" calcext:value-type="float">
            <text:p>0.416750565000921</text:p>
          </table:table-cell>
          <table:table-cell office:value-type="float" office:value="0.433217282267684" calcext:value-type="float">
            <text:p>0.433217282267684</text:p>
          </table:table-cell>
          <table:table-cell office:value-type="float" office:value="0.440179427323316" calcext:value-type="float">
            <text:p>0.44017942732331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426935615277024" calcext:value-type="float">
            <text:p>0.426935615277024</text:p>
          </table:table-cell>
          <table:table-cell office:value-type="float" office:value="0.19448769265964" calcext:value-type="float">
            <text:p>0.19448769265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2" office:value-type="float" office:value="0.611156365834817" calcext:value-type="float">
            <text:p>0.611156365834817</text:p>
          </table:table-cell>
          <table:table-cell office:value-type="float" office:value="0.650029420344399" calcext:value-type="float">
            <text:p>0.650029420344399</text:p>
          </table:table-cell>
          <table:table-cell office:value-type="float" office:value="0.642755533396775" calcext:value-type="float">
            <text:p>0.64275553339677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597810813763992" calcext:value-type="float">
            <text:p>0.597810813763992</text:p>
          </table:table-cell>
          <table:table-cell table:style-name="ce12" office:value-type="float" office:value="0.64534565351911" calcext:value-type="float">
            <text:p>0.6453456535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2" office:value-type="float" office:value="0.600290480304295" calcext:value-type="float">
            <text:p>0.600290480304295</text:p>
          </table:table-cell>
          <table:table-cell office:value-type="float" office:value="0.65380282103505" calcext:value-type="float">
            <text:p>0.65380282103505</text:p>
          </table:table-cell>
          <table:table-cell office:value-type="float" office:value="0.674706521394035" calcext:value-type="float">
            <text:p>0.674706521394035</text:p>
          </table:table-cell>
          <table:table-cell/>
          <table:table-cell office:value-type="string" calcext:value-type="string">
            <text:p>G</text:p>
          </table:table-cell>
          <table:table-cell table:style-name="ce12" office:value-type="float" office:value="0.696382334985965" calcext:value-type="float">
            <text:p>0.696382334985965</text:p>
          </table:table-cell>
          <table:table-cell office:value-type="float" office:value="0.609113261240842" calcext:value-type="float">
            <text:p>0.609113261240842</text:p>
          </table:table-cell>
          <table:table-cell office:value-type="float" office:value="0.300475260682274" calcext:value-type="float">
            <text:p>0.30047526068227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2" office:value-type="float" office:value="0.600014506642345" calcext:value-type="float">
            <text:p>0.600014506642345</text:p>
          </table:table-cell>
          <table:table-cell office:value-type="float" office:value="0.68367097628592" calcext:value-type="float">
            <text:p>0.68367097628592</text:p>
          </table:table-cell>
          <table:table-cell office:value-type="float" office:value="0.700526829020888" calcext:value-type="float">
            <text:p>0.700526829020888</text:p>
          </table:table-cell>
          <table:table-cell/>
          <table:table-cell office:value-type="string" calcext:value-type="string">
            <text:p>T</text:p>
          </table:table-cell>
          <table:table-cell table:style-name="ce12" office:value-type="float" office:value="0.672926549617608" calcext:value-type="float">
            <text:p>0.672926549617608</text:p>
          </table:table-cell>
          <table:table-cell office:value-type="float" office:value="0.555766393657026" calcext:value-type="float">
            <text:p>0.555766393657026</text:p>
          </table:table-cell>
          <table:table-cell office:value-type="float" office:value="0.604495048658409" calcext:value-type="float">
            <text:p>0.604495048658409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table:style-name="ce12" office:value-type="float" office:value="0.712725176829927" calcext:value-type="float">
            <text:p>0.712725176829927</text:p>
          </table:table-cell>
          <table:table-cell office:value-type="float" office:value="0.679657479340362" calcext:value-type="float">
            <text:p>0.6796574793403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</text:p>
          </table:table-cell>
          <table:table-cell table:style-name="ce12" office:value-type="float" office:value="0.723838658572623" calcext:value-type="float">
            <text:p>0.723838658572623</text:p>
          </table:table-cell>
          <table:table-cell office:value-type="float" office:value="0.656783980822996" calcext:value-type="float">
            <text:p>0.656783980822996</text:p>
          </table:table-cell>
          <table:table-cell office:value-type="float" office:value="0.618094851991978" calcext:value-type="float">
            <text:p>0.618094851991978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late 14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19835941009" calcext:value-type="float">
            <text:p>0.1919835941009</text:p>
          </table:table-cell>
          <table:table-cell office:value-type="float" office:value="0.30375426986091" calcext:value-type="float">
            <text:p>0.30375426986091</text:p>
          </table:table-cell>
          <table:table-cell office:value-type="float" office:value="0.135547011247127" calcext:value-type="float">
            <text:p>0.135547011247127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74371560173663" calcext:value-type="float">
            <text:p>0.274371560173663</text:p>
          </table:table-cell>
          <table:table-cell office:value-type="float" office:value="0.403922955529415" calcext:value-type="float">
            <text:p>0.403922955529415</text:p>
          </table:table-cell>
          <table:table-cell office:value-type="float" office:value="0.131184608458042" calcext:value-type="float">
            <text:p>0.131184608458042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07741212026933" calcext:value-type="float">
            <text:p>0.407741212026933</text:p>
          </table:table-cell>
          <table:table-cell table:style-name="ce12" office:value-type="float" office:value="0.521190259826487" calcext:value-type="float">
            <text:p>0.521190259826487</text:p>
          </table:table-cell>
          <table:table-cell office:value-type="float" office:value="0.498715893066955" calcext:value-type="float">
            <text:p>0.49871589306695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429308442831088" calcext:value-type="float">
            <text:p>0.429308442831088</text:p>
          </table:table-cell>
          <table:table-cell office:value-type="float" office:value="0.482504550854191" calcext:value-type="float">
            <text:p>0.482504550854191</text:p>
          </table:table-cell>
          <table:table-cell office:value-type="float" office:value="0.402816300380197" calcext:value-type="float">
            <text:p>0.402816300380197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table:style-name="ce12" office:value-type="float" office:value="0.551382346773319" calcext:value-type="float">
            <text:p>0.551382346773319</text:p>
          </table:table-cell>
          <table:table-cell office:value-type="float" office:value="0.403025007111677" calcext:value-type="float">
            <text:p>0.403025007111677</text:p>
          </table:table-cell>
          <table:table-cell office:value-type="float" office:value="0.375115897489365" calcext:value-type="float">
            <text:p>0.375115897489365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388407107277854" calcext:value-type="float">
            <text:p>0.388407107277854</text:p>
          </table:table-cell>
          <table:table-cell office:value-type="float" office:value="0.416585910438571" calcext:value-type="float">
            <text:p>0.416585910438571</text:p>
          </table:table-cell>
          <table:table-cell office:value-type="float" office:value="0.37716987627813" calcext:value-type="float">
            <text:p>0.37716987627813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1:29:11.246337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22T18:09:11.695445746</dc:date>
    <meta:editing-duration>PT20H49M53S</meta:editing-duration>
    <meta:editing-cycles>65</meta:editing-cycles>
    <meta:generator>LibreOffice/6.0.7.3$Linux_X86_64 LibreOffice_project/00m0$Build-3</meta:generator>
    <meta:document-statistic meta:table-count="8" meta:cell-count="673" meta:object-count="0"/>
  </office:meta>
</office:document-meta>
</file>